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1N4148</text:p>
          </table:table-cell>
          <table:table-cell table:style-name="ce3" office:value-type="string" calcext:value-type="string">
            <text:p>64B2: CR100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1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2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3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4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5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4B2: Replaces R28, 29, 30, 36, 48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0:24:20.90979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0T00:27:10.835458948</dc:date>
    <meta:editing-duration>PT3H33M40S</meta:editing-duration>
    <meta:editing-cycles>50</meta:editing-cycles>
    <meta:document-statistic meta:table-count="1" meta:cell-count="1122" meta:object-count="0"/>
  </office:meta>
</office:document-meta>
</file>